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5.42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88cm"/>
    </style:style>
    <style:style style:name="Tabela4.B" style:family="table-column">
      <style:table-column-properties style:column-width="15.42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588cm"/>
    </style:style>
    <style:style style:name="Tabela6.B" style:family="table-column">
      <style:table-column-properties style:column-width="15.425cm"/>
    </style:style>
    <style:style style:name="Tabe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b2b2b2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15.425cm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9fc" officeooo:paragraph-rsid="0014b9fc"/>
    </style:style>
    <style:style style:name="P2" style:family="paragraph" style:parent-style-name="Standard">
      <style:paragraph-properties fo:text-align="end" style:justify-single-word="false"/>
      <style:text-properties officeooo:rsid="0014b9fc" officeooo:paragraph-rsid="001972a0"/>
    </style:style>
    <style:style style:name="P3" style:family="paragraph" style:parent-style-name="Standard">
      <style:text-properties officeooo:rsid="0014b9fc" officeooo:paragraph-rsid="0033f800"/>
    </style:style>
    <style:style style:name="P4" style:family="paragraph" style:parent-style-name="Standard">
      <style:text-properties officeooo:rsid="0015fd79" officeooo:paragraph-rsid="0015fd79"/>
    </style:style>
    <style:style style:name="P5" style:family="paragraph" style:parent-style-name="Standard">
      <style:text-properties officeooo:rsid="0017a4ef" officeooo:paragraph-rsid="0017a4ef"/>
    </style:style>
    <style:style style:name="P6" style:family="paragraph" style:parent-style-name="Standard">
      <style:text-properties officeooo:rsid="0017a4ef" officeooo:paragraph-rsid="001b09bc"/>
    </style:style>
    <style:style style:name="P7" style:family="paragraph" style:parent-style-name="Standard">
      <style:text-properties officeooo:rsid="0017a4ef" officeooo:paragraph-rsid="00289ca6"/>
    </style:style>
    <style:style style:name="P8" style:family="paragraph" style:parent-style-name="Standard">
      <style:text-properties officeooo:rsid="0017a4ef" officeooo:paragraph-rsid="0026590b"/>
    </style:style>
    <style:style style:name="P9" style:family="paragraph" style:parent-style-name="Standard">
      <style:text-properties officeooo:rsid="0017a4ef" officeooo:paragraph-rsid="0033f800"/>
    </style:style>
    <style:style style:name="P10" style:family="paragraph" style:parent-style-name="Standard">
      <style:paragraph-properties fo:text-align="center" style:justify-single-word="false"/>
      <style:text-properties officeooo:rsid="001972a0" officeooo:paragraph-rsid="001972a0"/>
    </style:style>
    <style:style style:name="P11" style:family="paragraph" style:parent-style-name="Standard">
      <style:paragraph-properties fo:text-align="end" style:justify-single-word="false"/>
      <style:text-properties officeooo:rsid="001972a0" officeooo:paragraph-rsid="001972a0"/>
    </style:style>
    <style:style style:name="P12" style:family="paragraph" style:parent-style-name="Standard">
      <style:paragraph-properties fo:text-align="end" style:justify-single-word="false"/>
      <style:text-properties fo:font-weight="bold" officeooo:rsid="001972a0" officeooo:paragraph-rsid="001972a0" style:font-weight-asian="bold" style:font-weight-complex="bold"/>
    </style:style>
    <style:style style:name="P13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14" style:family="paragraph" style:parent-style-name="Standard">
      <style:text-properties fo:font-weight="bold" officeooo:rsid="001972a0" officeooo:paragraph-rsid="001b09bc" style:font-weight-asian="bold" style:font-weight-complex="bold"/>
    </style:style>
    <style:style style:name="P15" style:family="paragraph" style:parent-style-name="Standard">
      <style:text-properties fo:font-weight="bold" officeooo:rsid="0015fd79" officeooo:paragraph-rsid="0015fd79" style:font-weight-asian="bold" style:font-weight-complex="bold"/>
    </style:style>
    <style:style style:name="P16" style:family="paragraph" style:parent-style-name="Standard">
      <style:text-properties fo:font-weight="bold" officeooo:rsid="0017a4ef" officeooo:paragraph-rsid="0017a4ef" style:font-weight-asian="bold" style:font-weight-complex="bold"/>
    </style:style>
    <style:style style:name="P17" style:family="paragraph" style:parent-style-name="Standard">
      <style:text-properties fo:font-weight="bold" officeooo:rsid="001b09bc" officeooo:paragraph-rsid="001b09bc" style:font-weight-asian="bold" style:font-weight-complex="bold"/>
    </style:style>
    <style:style style:name="P18" style:family="paragraph" style:parent-style-name="Standard">
      <style:text-properties officeooo:paragraph-rsid="001b09bc"/>
    </style:style>
    <style:style style:name="P19" style:family="paragraph" style:parent-style-name="Standard">
      <style:text-properties fo:font-weight="normal" officeooo:rsid="001b09bc" officeooo:paragraph-rsid="001b09bc" style:font-weight-asian="normal" style:font-weight-complex="normal"/>
    </style:style>
    <style:style style:name="P20" style:family="paragraph" style:parent-style-name="Standard">
      <style:text-properties officeooo:rsid="0026590b" officeooo:paragraph-rsid="0026590b"/>
    </style:style>
    <style:style style:name="P21" style:family="paragraph" style:parent-style-name="Standard">
      <style:paragraph-properties fo:text-align="center" style:justify-single-word="false"/>
      <style:text-properties officeooo:rsid="001b09bc" officeooo:paragraph-rsid="001b09bc"/>
    </style:style>
    <style:style style:name="P22" style:family="paragraph" style:parent-style-name="Standard">
      <style:paragraph-properties fo:text-align="center" style:justify-single-word="false"/>
      <style:text-properties officeooo:rsid="001b09bc" officeooo:paragraph-rsid="002cc61b"/>
    </style:style>
    <style:style style:name="P23" style:family="paragraph" style:parent-style-name="Standard">
      <style:text-properties officeooo:paragraph-rsid="002cc61b"/>
    </style:style>
    <style:style style:name="P24" style:family="paragraph" style:parent-style-name="Table_20_Contents">
      <style:text-properties officeooo:rsid="001972a0" officeooo:paragraph-rsid="001972a0"/>
    </style:style>
    <style:style style:name="P25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972a0"/>
    </style:style>
    <style:style style:name="P26" style:family="paragraph" style:parent-style-name="Table_20_Contents">
      <style:text-properties officeooo:rsid="001972a0" officeooo:paragraph-rsid="001b09bc"/>
    </style:style>
    <style:style style:name="P27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b09bc"/>
    </style:style>
    <style:style style:name="P28" style:family="paragraph" style:parent-style-name="Table_20_Contents">
      <style:text-properties officeooo:rsid="001972a0" officeooo:paragraph-rsid="002cc61b"/>
    </style:style>
    <style:style style:name="P29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cc61b"/>
    </style:style>
    <style:style style:name="P30" style:family="paragraph" style:parent-style-name="Table_20_Contents">
      <style:text-properties officeooo:paragraph-rsid="001b09bc"/>
    </style:style>
    <style:style style:name="P31" style:family="paragraph" style:parent-style-name="Table_20_Contents">
      <style:text-properties officeooo:rsid="001b09bc" officeooo:paragraph-rsid="001b09bc"/>
    </style:style>
    <style:style style:name="P32" style:family="paragraph" style:parent-style-name="Table_20_Contents">
      <style:text-properties officeooo:rsid="001b09bc" officeooo:paragraph-rsid="002cc61b"/>
    </style:style>
    <style:style style:name="P33" style:family="paragraph" style:parent-style-name="Table_20_Contents">
      <style:text-properties officeooo:rsid="00289ca6" officeooo:paragraph-rsid="00289ca6"/>
    </style:style>
    <style:style style:name="P34" style:family="paragraph" style:parent-style-name="Table_20_Contents">
      <style:text-properties officeooo:rsid="002b0a17" officeooo:paragraph-rsid="002b0a17"/>
    </style:style>
    <style:style style:name="P35" style:family="paragraph" style:parent-style-name="Table_20_Contents">
      <style:text-properties officeooo:rsid="002b0a17" officeooo:paragraph-rsid="002cc61b"/>
    </style:style>
    <style:style style:name="P36" style:family="paragraph" style:parent-style-name="Table_20_Contents">
      <style:text-properties officeooo:rsid="002cc61b" officeooo:paragraph-rsid="002cc61b"/>
    </style:style>
    <style:style style:name="P37" style:family="paragraph" style:parent-style-name="Table_20_Contents">
      <style:text-properties officeooo:paragraph-rsid="002cc61b"/>
    </style:style>
    <style:style style:name="P38" style:family="paragraph" style:parent-style-name="Table_20_Contents">
      <style:text-properties officeooo:rsid="002d68c7" officeooo:paragraph-rsid="002d68c7"/>
    </style:style>
    <style:style style:name="P39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2d68c7" officeooo:paragraph-rsid="002d68c7"/>
    </style:style>
    <style:style style:name="P40" style:family="paragraph" style:parent-style-name="Standard">
      <style:paragraph-properties fo:text-align="center" style:justify-single-word="false"/>
      <style:text-properties officeooo:rsid="001b09bc" officeooo:paragraph-rsid="002cc61b"/>
    </style:style>
    <style:style style:name="P41" style:family="paragraph" style:parent-style-name="Standard">
      <style:text-properties officeooo:paragraph-rsid="002b0a17"/>
    </style:style>
    <style:style style:name="P42" style:family="paragraph" style:parent-style-name="Standard">
      <style:paragraph-properties fo:text-align="center" style:justify-single-word="false"/>
      <style:text-properties fo:font-size="9pt" fo:font-style="italic" fo:font-weight="bold" officeooo:rsid="001b09bc" officeooo:paragraph-rsid="002cc61b" style:font-size-asian="9pt" style:font-style-asian="italic" style:font-weight-asian="bold" style:font-size-complex="9pt" style:font-style-complex="italic" style:font-weight-complex="bold"/>
    </style:style>
    <style:style style:name="P43" style:family="paragraph" style:parent-style-name="Table_20_Contents">
      <style:text-properties officeooo:rsid="00344688" officeooo:paragraph-rsid="00344688"/>
    </style:style>
    <style:style style:name="P44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344688" officeooo:paragraph-rsid="00344688"/>
    </style:style>
    <style:style style:name="T1" style:family="text">
      <style:text-properties officeooo:rsid="001972a0"/>
    </style:style>
    <style:style style:name="T2" style:family="text">
      <style:text-properties officeooo:rsid="001b09bc"/>
    </style:style>
    <style:style style:name="T3" style:family="text">
      <style:text-properties fo:font-weight="normal" officeooo:rsid="001b09bc" style:font-weight-asian="normal" style:font-weight-complex="normal"/>
    </style:style>
    <style:style style:name="T4" style:family="text">
      <style:text-properties fo:font-weight="normal" officeooo:rsid="00289ca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01c6"/>
    </style:style>
    <style:style style:name="T7" style:family="text">
      <style:text-properties officeooo:rsid="001f966c"/>
    </style:style>
    <style:style style:name="T8" style:family="text">
      <style:text-properties officeooo:rsid="001fba23"/>
    </style:style>
    <style:style style:name="T9" style:family="text">
      <style:text-properties officeooo:rsid="0020d301"/>
    </style:style>
    <style:style style:name="T10" style:family="text">
      <style:text-properties officeooo:rsid="002480ad"/>
    </style:style>
    <style:style style:name="T11" style:family="text">
      <style:text-properties officeooo:rsid="0024812f"/>
    </style:style>
    <style:style style:name="T12" style:family="text">
      <style:text-properties officeooo:rsid="0026590b"/>
    </style:style>
    <style:style style:name="T13" style:family="text">
      <style:text-properties officeooo:rsid="00289ca6"/>
    </style:style>
    <style:style style:name="T14" style:family="text">
      <style:text-properties officeooo:rsid="002b0a17"/>
    </style:style>
    <style:style style:name="T15" style:family="text">
      <style:text-properties officeooo:rsid="002cc61b"/>
    </style:style>
    <style:style style:name="T16" style:family="text">
      <style:text-properties officeooo:rsid="002f2a42"/>
    </style:style>
    <style:style style:name="T17" style:family="text">
      <style:text-properties officeooo:rsid="0033f800"/>
    </style:style>
    <style:style style:name="T18" style:family="text">
      <style:text-properties officeooo:rsid="00342e88"/>
    </style:style>
    <style:style style:name="T19" style:family="text">
      <style:text-properties officeooo:rsid="00344688"/>
    </style:style>
    <style:style style:name="T20" style:family="text">
      <style:text-properties officeooo:rsid="00348cb3"/>
    </style:style>
    <style:style style:name="T21" style:family="text">
      <style:text-properties officeooo:rsid="0034fd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stema de Gerenciamento de Biblioteca</text:p>
      <text:p text:style-name="P12"/>
      <text:p text:style-name="P2">Levantamento de Requisitos <text:span text:style-name="T1">e User Stories</text:span></text:p>
      <text:p text:style-name="P2"/>
      <text:p text:style-name="P11">Equipe</text:p>
      <text:p text:style-name="P11">Camila Ferreira de Carvalho</text:p>
      <text:p text:style-name="P11">Eduardo Lucas Crispim de Castro</text:p>
      <text:p text:style-name="P11">Mailson Dennis Trajano <text:span text:style-name="T7">de Souza</text:span></text:p>
      <text:p text:style-name="P10"/>
      <text:p text:style-name="P11">Versão 1.<text:span text:style-name="T20">2</text:span></text:p>
      <text:p text:style-name="P1"/>
      <text:p text:style-name="P1"/>
      <text:p text:style-name="P15">1 Objetivo </text:p>
      <text:p text:style-name="P4"><text:tab/>Este documento tem a finalidade de expor e descrever as informações sobre o sistema de gerenciamento de biblioteca da maneira mais detalhada possível para um<text:span text:style-name="T10">a melhor compreensão</text:span> <text:span text:style-name="T9">pelos desenvolvedores e clientes.</text:span></text:p>
      <text:p text:style-name="P4"/>
      <text:p text:style-name="P15">2 Escopo </text:p>
      <text:p text:style-name="P4"><text:tab/>O sistema tem como característica principal o controle e gestão de livros disponíveis n<text:span text:style-name="T11">a biblioteca</text:span>, empréstimos <text:span text:style-name="T9">e devoluções</text:span>. A<text:span text:style-name="T9">lém disso </text:span>permite a consulta <text:span text:style-name="T11">e</text:span> visualização d<text:span text:style-name="T11">a</text:span> descrição de cada livro. <text:span text:style-name="T11">Livros podem ser adicionados ou removidos pelo usuário, que pode também cadastrar clientes do estabelecimento.</text:span></text:p>
      <text:p text:style-name="P4"/>
      <text:p text:style-name="P16">3 Missão </text:p>
      <text:p text:style-name="P5"><text:tab/>O sistema tem como principal objetivo auxiliar a <text:span text:style-name="T9">biblioteca</text:span> na organização e <text:span text:style-name="T12">gerenciamento </text:span>de empréstimos <text:span text:style-name="T11">e devoluções</text:span>. Fornece um serviço <text:span text:style-name="T9">com interface intuitiva, que não seja necessária uma </text:span></text:p>
      <text:p text:style-name="P20">formação específica do funcionário na área de informática.</text:p>
      <text:p text:style-name="P20"/>
      <text:p text:style-name="P16">4 Limites do Produto</text:p>
      <text:p text:style-name="P5"><text:tab/>O software conta com limitações, como:</text:p>
      <text:p text:style-name="P5"><text:tab/>-<text:span text:style-name="T12">Cliente</text:span> deve <text:span text:style-name="T12">fazer um cadastro para</text:span> <text:span text:style-name="T12">realiza</text:span>r um empréstimo;</text:p>
      <text:p text:style-name="P5"><text:tab/>-<text:span text:style-name="T9">O sistema não conta com sistemas de avaliação</text:span>;</text:p>
      <text:p text:style-name="P5"><text:tab/></text:p>
      <text:p text:style-name="P16">5 Requisitos Funcionais </text:p>
      <text:p text:style-name="P5"><text:tab/><text:tab/><text:span text:style-name="T2">RF_01:</text:span> – <text:span text:style-name="T8">Cadastro de livros: </text:span>O sistema cadastra os livros.</text:p>
      <text:p text:style-name="P6"><text:tab/><text:tab/><text:span text:style-name="T2">RF_02:</text:span> – <text:span text:style-name="T12">Visualização de livros: Dados dos livros podem ser visualizados.</text:span></text:p>
      <text:p text:style-name="P6"><text:tab/><text:tab/><text:span text:style-name="T2">RF_03:</text:span> – <text:span text:style-name="T12">Remoção de livros: Livros podem ser removidos do sistema</text:span>.</text:p>
      <text:p text:style-name="P6"><text:tab/><text:tab/><text:span text:style-name="T2">RF_04:</text:span> – <text:span text:style-name="T12">Cadastro de clientes: O sistema cadastra os clientes da biblioteca.</text:span></text:p>
      <text:p text:style-name="P6"><text:tab/><text:tab/><text:span text:style-name="T2">RF_05:</text:span> – <text:span text:style-name="T12">Empréstimo de livros a clientes: Livros podem ser emprestados a clientes.</text:span></text:p>
      <text:p text:style-name="P8"><text:span text:style-name="T2"><text:tab/><text:tab/>RF_06:</text:span> – <text:span text:style-name="T12">Devolução de livros: Livros podem ser devolvidos por clientes à biblioteca.</text:span></text:p>
      <text:p text:style-name="P9"><text:span text:style-name="T2"><text:tab/><text:tab/>RF_07:</text:span> – <text:span text:style-name="T17">Busca de livros por código: Livros podem ser consultados pelo código.//</text:span></text:p>
      <text:p text:style-name="P9"/>
      <text:p text:style-name="P3"/>
      <text:p text:style-name="P16">6 Requisitos Não Funcionais</text:p>
      <text:p text:style-name="P6"><text:tab/><text:tab/><text:span text:style-name="T2">RNF_01: Implementação: O sistema será implementado na linguagem Java.</text:span></text:p>
      <text:p text:style-name="P6"><text:tab/><text:tab/><text:span text:style-name="T2">RNF_02: Usabilidade: Usuário não deve fazer mais de 5 passos para realizar uma ação.</text:span></text:p>
      <text:p text:style-name="P6"><text:tab/><text:tab/><text:span text:style-name="T2">RNF_03: Memória: Não deve ocupar mais que 2GB de memória.</text:span></text:p>
      <text:p text:style-name="P6"><text:tab/><text:tab/><text:span text:style-name="T2">RNF_04: Desempenho: Sistema não deve demorar mais que 5 segundos para realizar uma <text:tab/><text:tab/>funcionalidade. </text:span></text:p>
      <text:p text:style-name="P7"><text:tab/><text:tab/><text:span text:style-name="T2">RNF_05: Segurança: Usuários não autenticados não podem realizar um empréstimo. </text:span></text:p>
      <text:p text:style-name="P6"/>
      <text:p text:style-name="P17">7 Perfil do Usuário</text:p>
      <text:p text:style-name="P6"><text:soft-page-break/><text:span text:style-name="T5"><text:s/><text:tab/></text:span><text:span text:style-name="T3">O usuário final será um funcionário da biblioteca, o sistema o auxiliará no trabalho. As suas </text:span><text:span text:style-name="T4">habilidades não incluem formações em cursos de informática, apenas que esteja habituado a sistemas similares.</text:span></text:p>
      <text:p text:style-name="P19"/>
      <text:p text:style-name="P13">7 User Stories e Testes de Aceitação 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US-01</text:p>
          </table:table-cell>
          <table:table-cell table:style-name="Tabela1.B1" office:value-type="string">
            <text:p text:style-name="P24">&lt;Cadastro de Livros&gt;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4">Esta funcionalidade <text:span text:style-name="T13">permite que um objeto do tipo Livro (com título, código, gênero, autor, descrição e status) seja cadastrado no sistema.</text:span></text:p>
          </table:table-cell>
        </table:table-row>
        <table:table-row>
          <table:table-cell table:style-name="Tabela1.A2" office:value-type="string">
            <text:p text:style-name="P25">TA 1.1</text:p>
          </table:table-cell>
          <table:table-cell table:style-name="Tabela1.B3" office:value-type="string">
            <text:p text:style-name="P33">Exibe mensagem de cadastrado com sucesso.</text:p>
          </table:table-cell>
        </table:table-row>
      </table:table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US-0<text:span text:style-name="T2">2</text:span></text:p>
          </table:table-cell>
          <table:table-cell table:style-name="Tabela2.B1" office:value-type="string">
            <text:p text:style-name="P26">&lt;<text:span text:style-name="T14">Visualização de Livros</text:span>&gt;</text:p>
          </table:table-cell>
        </table:table-row>
        <table:table-row>
          <table:table-cell table:style-name="Tabela2.A2" office:value-type="string">
            <text:p text:style-name="P30"/>
          </table:table-cell>
          <table:table-cell table:style-name="Tabela2.B3" office:value-type="string">
            <text:p text:style-name="P34">Dados de um objeto Livro podem ser consultados a partir da busca por <text:span text:style-name="T19">título ou código.</text:span></text:p>
          </table:table-cell>
        </table:table-row>
        <table:table-row>
          <table:table-cell table:style-name="Tabela2.A2" office:value-type="string">
            <text:p text:style-name="P27">TA <text:span text:style-name="T2">2.1</text:span></text:p>
          </table:table-cell>
          <table:table-cell table:style-name="Tabela2.B3" office:value-type="string">
            <text:p text:style-name="P34">Exibe os atributos do livro buscado.</text:p>
          </table:table-cell>
        </table:table-row>
        <table:table-row>
          <table:table-cell table:style-name="Tabela2.A2" office:value-type="string">
            <text:p text:style-name="P44">TA 2.1</text:p>
          </table:table-cell>
          <table:table-cell table:style-name="Tabela2.B4" office:value-type="string">
            <text:p text:style-name="P43">Exibe mensagem de erro de busca caso o livro não esteja cadastrado.</text:p>
          </table:table-cell>
        </table:table-row>
      </table:table>
      <text:p text:style-name="P6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US-0<text:span text:style-name="T2">3</text:span></text:p>
          </table:table-cell>
          <table:table-cell table:style-name="Tabela3.B1" office:value-type="string">
            <text:p text:style-name="P26">&lt;<text:span text:style-name="T14">Remoção de Livros</text:span>&gt;</text:p>
          </table:table-cell>
        </table:table-row>
        <table:table-row>
          <table:table-cell table:style-name="Tabela3.A2" office:value-type="string">
            <text:p text:style-name="P30"/>
          </table:table-cell>
          <table:table-cell table:style-name="Tabela3.B2" office:value-type="string">
            <text:p text:style-name="P34">Um objeto do tipo Livro já cadastrado pode ser removido pelo usuário.</text:p>
          </table:table-cell>
        </table:table-row>
        <table:table-row>
          <table:table-cell table:style-name="Tabela3.A2" office:value-type="string">
            <text:p text:style-name="P27">TA <text:span text:style-name="T2">3</text:span>.1</text:p>
          </table:table-cell>
          <table:table-cell table:style-name="Tabela3.B3" office:value-type="string">
            <text:p text:style-name="P34">Exibe mensagem de removido com sucesso.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US-0<text:span text:style-name="T2">4</text:span></text:p>
          </table:table-cell>
          <table:table-cell table:style-name="Tabela4.B1" office:value-type="string">
            <text:p text:style-name="P26">&lt;<text:span text:style-name="T14">Cadastro de Clientes</text:span>&gt;</text:p>
          </table:table-cell>
        </table:table-row>
        <table:table-row>
          <table:table-cell table:style-name="Tabela4.A2" office:value-type="string">
            <text:p text:style-name="P30"/>
          </table:table-cell>
          <table:table-cell table:style-name="Tabela4.B3" office:value-type="string">
            <text:p text:style-name="P34">Um objeto do tipo Cliente (com nome, matrícula, CPF, e-mail e senha) é cadastrado no sistema.</text:p>
          </table:table-cell>
        </table:table-row>
        <table:table-row>
          <table:table-cell table:style-name="Tabela4.A2" office:value-type="string">
            <text:p text:style-name="P27">TA <text:span text:style-name="T6">4</text:span>.1</text:p>
          </table:table-cell>
          <table:table-cell table:style-name="Tabela4.B3" office:value-type="string">
            <text:p text:style-name="P34">Retorna mensagem de cadastrado com sucesso.</text:p>
          </table:table-cell>
        </table:table-row>
        <table:table-row>
          <table:table-cell table:style-name="Tabela4.A2" office:value-type="string">
            <text:p text:style-name="P27">TA <text:span text:style-name="T6">4</text:span>.2</text:p>
          </table:table-cell>
          <table:table-cell table:style-name="Tabela4.B4" office:value-type="string">
            <text:p text:style-name="P34">Dados cadastrados devem ser armazenados no sistema.</text:p>
          </table:table-cell>
        </table:table-row>
      </table:table>
      <text:p text:style-name="P21"/>
      <text:p text:style-name="P4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9">US-0<text:span text:style-name="T20">5</text:span></text:p>
          </table:table-cell>
          <table:table-cell table:style-name="Tabela6.B1" office:value-type="string">
            <text:p text:style-name="P28">&lt;<text:span text:style-name="T15">Empréstimo de Livro a Clientes</text:span>&gt;</text:p>
          </table:table-cell>
        </table:table-row>
        <table:table-row>
          <table:table-cell table:style-name="Tabela6.A2" office:value-type="string">
            <text:p text:style-name="P37"/>
          </table:table-cell>
          <table:table-cell table:style-name="Tabela6.B5" office:value-type="string">
            <text:p text:style-name="P36">Sistema troca status dos livros disponíveis que foram solicitados pelo cliente.</text:p>
          </table:table-cell>
        </table:table-row>
        <table:table-row>
          <table:table-cell table:style-name="Tabela6.A2" office:value-type="string">
            <text:p text:style-name="P29">TA <text:span text:style-name="T21">5</text:span>.1</text:p>
          </table:table-cell>
          <table:table-cell table:style-name="Tabela6.B5" office:value-type="string">
            <text:p text:style-name="P35"><text:span text:style-name="T20">Exibe</text:span> mensagem de <text:span text:style-name="T15">empréstimo realizado com sucesso.</text:span></text:p>
          </table:table-cell>
        </table:table-row>
        <table:table-row>
          <table:table-cell table:style-name="Tabela6.A2" office:value-type="string">
            <text:p text:style-name="P29">TA <text:span text:style-name="T21">5</text:span>.2</text:p>
          </table:table-cell>
          <table:table-cell table:style-name="Tabela6.B5" office:value-type="string">
            <text:p text:style-name="P36"><text:span text:style-name="T20">Exibe</text:span> erro caso o livro não esteja disponível.</text:p>
          </table:table-cell>
        </table:table-row>
        <table:table-row>
          <table:table-cell table:style-name="Tabela6.A2" office:value-type="string">
            <text:p text:style-name="P39">TA <text:span text:style-name="T21">5</text:span>.3</text:p>
          </table:table-cell>
          <table:table-cell table:style-name="Tabela6.B5" office:value-type="string">
            <text:p text:style-name="P38"><text:span text:style-name="T20">Exibe</text:span> data estimada para a devolução.</text:p>
          </table:table-cell>
        </table:table-row>
      </table:table>
      <text:p text:style-name="P22"/>
      <text:p text:style-name="P22"/>
      <text:p text:style-name="P2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9">US-<text:span text:style-name="T21">06</text:span></text:p>
          </table:table-cell>
          <table:table-cell table:style-name="Tabela7.B1" office:value-type="string">
            <text:p text:style-name="P28">&lt;<text:span text:style-name="T15">Devolução de Livros por Clientes</text:span>&gt;</text:p>
          </table:table-cell>
        </table:table-row>
        <table:table-row>
          <table:table-cell table:style-name="Tabela7.A2" office:value-type="string">
            <text:p text:style-name="P37"/>
          </table:table-cell>
          <table:table-cell table:style-name="Tabela7.B3" office:value-type="string">
            <text:p text:style-name="P36">Sistema troca status dos livros devolvidos que estavam em posse de um usuário.</text:p>
          </table:table-cell>
        </table:table-row>
        <table:table-row>
          <table:table-cell table:style-name="Tabela7.A2" office:value-type="string">
            <text:p text:style-name="P29">TA <text:span text:style-name="T21">6</text:span>.1</text:p>
          </table:table-cell>
          <table:table-cell table:style-name="Tabela7.B3" office:value-type="string">
            <text:p text:style-name="P35">Retorna mensagem de <text:span text:style-name="T15">devolução realizada com sucesso.</text:span></text:p>
          </table:table-cell>
        </table:table-row>
        <table:table-row>
          <table:table-cell table:style-name="Tabela7.A2" office:value-type="string">
            <text:p text:style-name="P29">TA <text:span text:style-name="T21">6</text:span>.2</text:p>
          </table:table-cell>
          <table:table-cell table:style-name="Tabela7.B4" office:value-type="string">
            <text:p text:style-name="P38">Caso o empréstimo tenha ultrapassado a data estimada de devolução, <text:span text:style-name="T20">exibe multa.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2:46.088946345</meta:creation-date>
    <dc:date>2018-08-21T07:07:41.174591516</dc:date>
    <meta:editing-duration>PT40M59S</meta:editing-duration>
    <meta:editing-cycles>13</meta:editing-cycles>
    <meta:generator>LibreOffice/5.1.6.2$Linux_X86_64 LibreOffice_project/10m0$Build-2</meta:generator>
    <meta:document-statistic meta:table-count="6" meta:image-count="0" meta:object-count="0" meta:page-count="2" meta:paragraph-count="76" meta:word-count="577" meta:character-count="3734" meta:non-whitespace-character-count="3182"/>
  </office:meta>
</office:document-meta>
</file>